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6" style:family="paragraph" style:parent-style-name="Standard">
      <style:text-properties officeooo:rsid="00190217" officeooo:paragraph-rsid="00190217"/>
    </style:style>
    <style:style style:name="P7" style:family="paragraph" style:parent-style-name="Standard">
      <style:text-properties officeooo:rsid="0019a9d6" officeooo:paragraph-rsid="006bd988"/>
    </style:style>
    <style:style style:name="P8" style:family="paragraph" style:parent-style-name="Standard">
      <style:text-properties officeooo:rsid="0019a9d6" officeooo:paragraph-rsid="007b24e2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0369046"/>
    </style:style>
    <style:style style:name="P12" style:family="paragraph" style:parent-style-name="Standard">
      <style:text-properties officeooo:rsid="00462bf3" officeooo:paragraph-rsid="00462bf3"/>
    </style:style>
    <style:style style:name="P13" style:family="paragraph" style:parent-style-name="Standard">
      <style:text-properties officeooo:paragraph-rsid="0017c51e"/>
    </style:style>
    <style:style style:name="P14" style:family="paragraph" style:parent-style-name="Standard">
      <style:text-properties officeooo:paragraph-rsid="00166acd"/>
    </style:style>
    <style:style style:name="P15" style:family="paragraph" style:parent-style-name="Standard">
      <style:text-properties officeooo:paragraph-rsid="00555c5d"/>
    </style:style>
    <style:style style:name="P16" style:family="paragraph" style:parent-style-name="Standard">
      <style:text-properties officeooo:rsid="0069e654" officeooo:paragraph-rsid="0069e654"/>
    </style:style>
    <style:style style:name="P17" style:family="paragraph" style:parent-style-name="Standard">
      <style:text-properties officeooo:rsid="00162ac1" officeooo:paragraph-rsid="007b24e2"/>
    </style:style>
    <style:style style:name="P18" style:family="paragraph" style:parent-style-name="Standard">
      <style:text-properties officeooo:rsid="0024ace3" officeooo:paragraph-rsid="007d17f7"/>
    </style:style>
    <style:style style:name="P19" style:family="paragraph" style:parent-style-name="Standard">
      <style:text-properties officeooo:rsid="007e01af" officeooo:paragraph-rsid="007e01af"/>
    </style:style>
    <style:style style:name="P20" style:family="paragraph" style:parent-style-name="Standard">
      <style:text-properties officeooo:rsid="007f497e" officeooo:paragraph-rsid="007f497e"/>
    </style:style>
    <style:style style:name="P21" style:family="paragraph" style:parent-style-name="Standard" style:list-style-name="L1">
      <style:text-properties officeooo:rsid="007d17f7" officeooo:paragraph-rsid="007d17f7"/>
    </style:style>
    <style:style style:name="P22" style:family="paragraph" style:parent-style-name="Standard" style:list-style-name="L4">
      <style:text-properties officeooo:rsid="007d17f7" officeooo:paragraph-rsid="007d17f7"/>
    </style:style>
    <style:style style:name="P23" style:family="paragraph" style:parent-style-name="Standard" style:list-style-name="L2">
      <style:text-properties officeooo:rsid="007e01af" officeooo:paragraph-rsid="007e01af"/>
    </style:style>
    <style:style style:name="P24" style:family="paragraph" style:parent-style-name="Standard" style:list-style-name="L4">
      <style:text-properties officeooo:rsid="007e01af" officeooo:paragraph-rsid="007e01af"/>
    </style:style>
    <style:style style:name="P25" style:family="paragraph" style:parent-style-name="Standard" style:list-style-name="L3">
      <style:text-properties officeooo:rsid="007f497e" officeooo:paragraph-rsid="007f497e"/>
    </style:style>
    <style:style style:name="P26" style:family="paragraph" style:parent-style-name="Standard">
      <style:text-properties officeooo:paragraph-rsid="00555c5d"/>
    </style:style>
    <style:style style:name="P27" style:family="paragraph" style:parent-style-name="Standard">
      <style:text-properties officeooo:rsid="008095f4" officeooo:paragraph-rsid="008095f4"/>
    </style:style>
    <style:style style:name="P28" style:family="paragraph" style:parent-style-name="Standard" style:list-style-name="L5">
      <style:text-properties officeooo:rsid="008095f4" officeooo:paragraph-rsid="008095f4"/>
    </style:style>
    <style:style style:name="P29" style:family="paragraph" style:parent-style-name="Standard" style:list-style-name="L4">
      <style:text-properties officeooo:rsid="008095f4" officeooo:paragraph-rsid="008095f4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officeooo:rsid="00462bf3"/>
    </style:style>
    <style:style style:name="T5" style:family="text">
      <style:text-properties officeooo:rsid="004fdc42"/>
    </style:style>
    <style:style style:name="T6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8" style:family="text">
      <style:text-properties officeooo:rsid="0065f56d"/>
    </style:style>
    <style:style style:name="T9" style:family="text">
      <style:text-properties officeooo:rsid="006bd988"/>
    </style:style>
    <style:style style:name="T10" style:family="text">
      <style:text-properties officeooo:rsid="006d5e70"/>
    </style:style>
    <style:style style:name="T11" style:family="text">
      <style:text-properties officeooo:rsid="00162ac1"/>
    </style:style>
    <style:style style:name="T12" style:family="text">
      <style:text-properties officeooo:rsid="007d17f7"/>
    </style:style>
    <style:style style:name="T13" style:family="text">
      <style:text-properties officeooo:rsid="007f497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5">v<text:span text:style-name="T10">2.0.1</text:span></text:p>
      <text:p text:style-name="P6">Each new version will commit this file to both document changes and include instructions for installation. <text:s/><text:span text:style-name="T1">Refer to the </text:span><text:span text:style-name="T2">Versioning How-to </text:span><text:span text:style-name="T3">for the sequence of commits/tags to make a version.</text:span></text:p>
      <text:p text:style-name="P1"/>
      <text:p text:style-name="P3">Changes:</text:p>
      <text:p text:style-name="P1"/>
      <text:p text:style-name="P18"><text:span text:style-name="T12">Fixed placement of 'props' column in v12_TaskReport</text:span> (<text:span text:style-name="T12">5191A6FD</text:span>):</text:p>
      <text:list xml:id="list512380173494986059" text:style-name="L1">
        <text:list-item>
          <text:p text:style-name="P21">New v12_TaskReport</text:p>
        </text:list-item>
        <text:list-item>
          <text:p text:style-name="P21">Also, did some nice stuff to make CreateTables.php easier to use</text:p>
        </text:list-item>
      </text:list>
      <text:p text:style-name="P15"/>
      <text:p text:style-name="P19">Missed form action to "IAm" in expenselog.php (203B1B8E):</text:p>
      <text:list xml:id="list3684886621089628070" text:style-name="L2">
        <text:list-item>
          <text:p text:style-name="P23">main/expenselog.php</text:p>
        </text:list-item>
      </text:list>
      <text:p text:style-name="P15"/>
      <text:p text:style-name="P20">Another missed form action to “IAm” (48436B37):</text:p>
      <text:list xml:id="list6109762310973436688" text:style-name="L3">
        <text:list-item>
          <text:p text:style-name="P25">main/timelog.php</text:p>
        </text:list-item>
      </text:list>
      <text:p text:style-name="P15"/>
      <text:p text:style-name="P27">Coding error if only one property (62AEDB34):</text:p>
      <text:list xml:id="list5094554917154349175" text:style-name="L5">
        <text:list-item>
          <text:p text:style-name="P28">lib/prop_set.php</text:p>
        </text:list-item>
      </text:list>
      <text:p text:style-name="P15"/>
      <text:p text:style-name="P14"><text:span text:style-name="T6">Installation instructions</text:span><text:span text:style-name="T7">:</text:span></text:p>
      <text:list xml:id="list7858782334314739985" text:style-name="L4">
        <text:list-item>
          <text:p text:style-name="P22">new v12_TaskReport to DB</text:p>
        </text:list-item>
        <text:list-item>
          <text:p text:style-name="P24">main/expenselog.php, <text:span text:style-name="T13">timelog.php</text:span></text:p>
        </text:list-item>
        <text:list-item>
          <text:p text:style-name="P29">lib/prop_set.php</text:p>
        </text:list-item>
      </text:list>
      <text:p text:style-name="P13"/>
      <text:p text:style-name="P4">Versioning How-to:</text:p>
      <text:p text:style-name="P10"/>
      <text:p text:style-name="P12">Update <text:span text:style-name="T8">version # in this doc and</text:span> <text:span text:style-name="T9">version</text:span>.php</text:p>
      <text:p text:style-name="P9">Commit this doc <text:span text:style-name="T8">&amp; version.php</text:span></text:p>
      <text:p text:style-name="P11">Save a copy <text:span text:style-name="T4">of this doc</text:span> in each user library</text:p>
      <text:p text:style-name="P16">Merge master first??? <text:s/>Or tag first???</text:p>
      <text:p text:style-name="P7">Tag with version id <text:span text:style-name="T5">(git tag -a &lt;tag&gt; &lt;hash&gt;)</text:span></text:p>
      <text:p text:style-name="P17">(git stash save)</text:p>
      <text:p text:style-name="P8">Checkout master <text:span text:style-name="T11">(git checkout master)</text:span></text:p>
      <text:p text:style-name="P8">Merge dev <text:span text:style-name="T11">(git merge dev)</text:span></text:p>
      <text:p text:style-name="P8">Push to origin <text:span text:style-name="T11">(git push origin)</text:span></text:p>
      <text:p text:style-name="P8">Checkout dev</text:p>
      <text:p text:style-name="P17">(git stash pop)</text:p>
      <text:p text:style-name="P8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4-07T16:06:17.744777758</dc:date>
    <meta:editing-duration>P2DT10H43M54S</meta:editing-duration>
    <meta:editing-cycles>109</meta:editing-cycles>
    <meta:generator>LibreOffice/5.0.5.2$Linux_X86_64 LibreOffice_project/00m0$Build-2</meta:generator>
    <meta:document-statistic meta:table-count="0" meta:image-count="0" meta:object-count="0" meta:page-count="1" meta:paragraph-count="30" meta:word-count="165" meta:character-count="1055" meta:non-whitespace-character-count="926"/>
  </office:meta>
</office:document-meta>
</file>